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C0C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FFFF9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EFEFEF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fo:background-color="#BFDFFF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FFE0E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FFFFE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.00541666666667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96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Acumulados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992" table:default-cell-style-name="ce1"/>
        <table:table-column table:style-name="co6" table:number-columns-repeated="15361" table:default-cell-style-name="ce1"/>
        <table:table-row table:style-name="ro1">
          <table:table-cell office:value-type="string" table:number-columns-spanned="31" table:number-rows-spanned="1" table:style-name="ce9">
            <text:p>Equipo 1 – Fooding</text:p>
          </table:table-cell>
          <table:covered-table-cell table:number-columns-repeated="30"/>
          <table:table-cell table:number-columns-repeated="16353"/>
        </table:table-row>
        <table:table-row table:style-name="ro2">
          <table:table-cell table:style-name="ce2"/>
          <table:table-cell office:value-type="string" table:number-columns-spanned="3" table:number-rows-spanned="1" table:style-name="ce10">
            <text:p>Totales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 y 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3 y 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5 y 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7 y 8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9 y 10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1 y 1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3 y 1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5 y 1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7 y 18</text:p>
          </table:table-cell>
          <table:covered-table-cell table:number-columns-repeated="2"/>
          <table:table-cell table:number-columns-repeated="16353" table:style-name="ce3"/>
        </table:table-row>
        <table:table-row table:style-name="ro2">
          <table:table-cell table:style-name="ce2"/>
          <table:table-cell office:value-type="string" table:style-name="ce4">
            <text:p>Gest</text:p>
          </table:table-cell>
          <table:table-cell office:value-type="string" table:style-name="ce4">
            <text:p>Des</text:p>
          </table:table-cell>
          <table:table-cell office:value-type="string" table:style-name="ce4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table:number-columns-repeated="16353" table:style-name="ce3"/>
        </table:table-row>
        <table:table-row table:style-name="ro2">
          <table:table-cell office:value-type="string" table:style-name="ce6">
            <text:p>Cristina Lahoz</text:p>
          </table:table-cell>
          <table:table-cell office:value-type="float" office:value="17.5" table:formula="of:=SUM([.E4];[.H4];[.K4];[.N4];[.Q4];[.T4];[.W4];[.Z4];[.AC4])" table:style-name="ce7">
            <text:p>17,5</text:p>
          </table:table-cell>
          <table:table-cell office:value-type="float" office:value="37" table:formula="of:=SUM([.F4];[.I4];[.L4];[.O4];[.R4];[.U4];[.X4];[.AA4];[.AD4])" table:style-name="ce7">
            <text:p>37</text:p>
          </table:table-cell>
          <table:table-cell office:value-type="float" office:value="35" table:formula="of:=SUM([.G4];[.J4];[.M4];[.P4];[.S4];[.V4];[.Y4];[.AB4];[.AE4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Patricia Lázaro</text:p>
          </table:table-cell>
          <table:table-cell office:value-type="float" office:value="20" table:formula="of:=SUM([.E5];[.H5];[.K5];[.N5];[.Q5];[.T5];[.W5];[.Z5];[.AC5])" table:style-name="ce7">
            <text:p>20</text:p>
          </table:table-cell>
          <table:table-cell office:value-type="float" office:value="47" table:formula="of:=SUM([.F5];[.I5];[.L5];[.O5];[.R5];[.U5];[.X5];[.AA5];[.AD5])" table:style-name="ce7">
            <text:p>47</text:p>
          </table:table-cell>
          <table:table-cell office:value-type="float" office:value="38.5" table:formula="of:=SUM([.G5];[.J5];[.M5];[.P5];[.S5];[.V5];[.Y5];[.AB5];[.AE5])" table:style-name="ce7">
            <text:p>38,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10.5" table:style-name="ce8">
            <text:p>10,5</text:p>
          </table:table-cell>
          <table:table-cell office:value-type="float" office:value="1.5" table:style-name="ce8">
            <text:p>1,5</text:p>
          </table:table-cell>
          <table:table-cell office:value-type="float" office:value="14" table:style-name="ce8">
            <text:p>14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5.5" table:style-name="ce8">
            <text:p>5,5</text:p>
          </table:table-cell>
          <table:table-cell office:value-type="float" office:value="3" table:style-name="ce8">
            <text:p>3</text:p>
          </table:table-cell>
          <table:table-cell office:value-type="float" office:value="5.5" table:style-name="ce8">
            <text:p>5,5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orge Martínez</text:p>
          </table:table-cell>
          <table:table-cell office:value-type="float" office:value="14.5" table:formula="of:=SUM([.E6];[.H6];[.K6];[.N6];[.Q6];[.T6];[.W6];[.Z6];[.AC6])" table:style-name="ce7">
            <text:p>14,5</text:p>
          </table:table-cell>
          <table:table-cell office:value-type="float" office:value="50" table:formula="of:=SUM([.F6];[.I6];[.L6];[.O6];[.R6];[.U6];[.X6];[.AA6];[.AD6])" table:style-name="ce7">
            <text:p>50</text:p>
          </table:table-cell>
          <table:table-cell office:value-type="float" office:value="39" table:formula="of:=SUM([.G6];[.J6];[.M6];[.P6];[.S6];[.V6];[.Y6];[.AB6];[.AE6])" table:style-name="ce7">
            <text:p>39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10.5" table:style-name="ce8">
            <text:p>10,5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7.5" table:style-name="ce8">
            <text:p>7,5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8" table:style-name="ce8">
            <text:p>8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Alejandro Royo</text:p>
          </table:table-cell>
          <table:table-cell office:value-type="float" office:value="14" table:formula="of:=SUM([.E7];[.H7];[.K7];[.N7];[.Q7];[.T7];[.W7];[.Z7];[.AC7])" table:style-name="ce7">
            <text:p>14</text:p>
          </table:table-cell>
          <table:table-cell office:value-type="float" office:value="44.5" table:formula="of:=SUM([.F7];[.I7];[.L7];[.O7];[.R7];[.U7];[.X7];[.AA7];[.AD7])" table:style-name="ce7">
            <text:p>44,5</text:p>
          </table:table-cell>
          <table:table-cell office:value-type="float" office:value="41" table:formula="of:=SUM([.G7];[.J7];[.M7];[.P7];[.S7];[.V7];[.Y7];[.AB7];[.AE7])" table:style-name="ce7">
            <text:p>4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2.5" table:style-name="ce8">
            <text:p>2,5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8" table:style-name="ce8">
            <text:p>18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aime Ruiz-Borau</text:p>
          </table:table-cell>
          <table:table-cell office:value-type="float" office:value="14" table:formula="of:=SUM([.E8];[.H8];[.K8];[.N8];[.Q8];[.T8];[.W8];[.Z8];[.AC8])" table:style-name="ce7">
            <text:p>14</text:p>
          </table:table-cell>
          <table:table-cell office:value-type="float" office:value="39" table:formula="of:=SUM([.F8];[.I8];[.L8];[.O8];[.R8];[.U8];[.X8];[.AA8];[.AD8])" table:style-name="ce7">
            <text:p>39</text:p>
          </table:table-cell>
          <table:table-cell office:value-type="float" office:value="35" table:formula="of:=SUM([.G8];[.J8];[.M8];[.P8];[.S8];[.V8];[.Y8];[.AB8];[.AE8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2.5" table:style-name="ce8">
            <text:p>2,5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.5" table:style-name="ce8">
            <text:p>1,5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23.5" table:style-name="ce8">
            <text:p>23,5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number-rows-repeated="104856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meta:creation-date>2009-04-16T11:32:48Z</meta:creation-date>
    <dc:date>2016-01-15T17:43:48Z</dc:date>
    <meta:editing-cycles>68</meta:editing-cycles>
    <meta:editing-duration>PT14984S</meta:editing-duration>
    <meta:user-defined meta:name="Info 1"/>
    <meta:user-defined meta:name="Info 2"/>
    <meta:user-defined meta:name="Info 3"/>
    <meta:user-defined meta:name="Info 4"/>
  </office:meta>
</office:document-meta>
</file>